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13mm" fo:break-before="auto" style:use-optimal-row-height="true"/>
    </style:style>
    <style:style style:name="ro3" style:family="table-row">
      <style:table-row-properties style:row-height="9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cff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cff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Liste de tag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ccueillir ou orienter un cli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seiller en tant qu’expert un cli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alyser et déterminer les besoins d’un cli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écorer ou agencer un espa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TP : Réaliser une activité de gros œuvre (construire un batiment, une installation)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BTP : Réaliser une activité du second oeuvre (peinture, électricité, etc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trôler la conformité d’un processus de production ou réguler un trafi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eiller à l’application des réglementat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écuriser un environnement de trava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érer sur un processus de production de biens ou de servi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rveiller un lie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rveiller le fonctionnement d’une machine ou d’une install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isin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ltiver ou entretenir des espaces naturels 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ssurer une étape manuelle de production industrielle (assembler, monter, souder, usiner, mouler, imprimer, traiter, …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imer un group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seign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tribuer des courrie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ffectuer des opérations liée à la gestion des ressources humain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érer un dossier ou une formalité administrativ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pléter des documents ou des dossie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érer le budget ou la comptabilité d’une structu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érer une planific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érer un approvisionnement et des stock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érer une production industriel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ganiser un événement ou superviser une opération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Saisir et mettre en forme des documents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Coordonner un projet, des actions ou une formation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Effectuer une activité liée à la gestion des ressources humaines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Superviser une équip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érer une entreprise ou un servi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endre des décisions et définir une stratégie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Conduire un véhicule ou un engin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Superviser ou conduire une machine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Manipuler un outil ou un appareil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Porter une char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nger, emballer ou trier des marchandises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Transporter des marchandises à l'aide d'un véhicule, livrer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Transporter des personnes ou des animaux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Laver du matériel, des ustensiles, des machines, des véhicules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Nettoyer des espaces extérieurs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Nettoyer des intérieurs, des locaux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Nettoyer des textiles, des cuirs, du linge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Stériliser, désinfecter, dépolluer, décontaminer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Concevoir un projet artistique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Jouer de la musique ou chanter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Être acteur ou comédien, danser ou défiler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Réaliser un art plastique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Pratiquer une activité sportive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Concevoir une offre, un produit ou un processu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alyser des données techniques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Élaborer une documentation technique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Enquê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alyser des données socio-économiqu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éaliser des plans, des cartes, des schémas ou des dessi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étecter une pan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tretenir des équipemen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tretenir un bâti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nter ou démonter un équipe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tre en service des équipements (réglages et paramétrages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éparer des véhicules ou des équipemen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endre soin de personnes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Prendre soin d’animaux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Actualiser des informations, des bases de données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Communiqu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rriger des textes, rédiger, traduire ou collecter des informations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Traiter des images, des sons, des lumières, des contenus multimédias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Acheter ou négocier des produits ou des servi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ffectuer des opérations de cais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Établir des devis ou des contra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endre des produits ou des servi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specter des clients ou des partenair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0" loext:min-decimal-places="0" number:min-integer-digits="2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7:16:14.126977360</meta:creation-date>
    <dc:date>2016-10-14T17:17:24.535890075</dc:date>
    <meta:editing-duration>PT1M11S</meta:editing-duration>
    <meta:editing-cycles>1</meta:editing-cycles>
    <meta:document-statistic meta:table-count="1" meta:cell-count="73" meta:object-count="0"/>
    <meta:generator>LibreOffice/5.1.4.2$Linux_X86_64 LibreOffice_project/10m0$Build-2</meta:generator>
  </office:meta>
</office:document-meta>
</file>